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8.405cm" style:rel-column-width="32528*"/>
    </style:style>
    <style:style style:name="Tabla3.B" style:family="table-column">
      <style:table-column-properties style:column-width="8.528cm" style:rel-column-width="33007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4.196cm" style:rel-column-width="16240*"/>
    </style:style>
    <style:style style:name="Tabla2.B" style:family="table-column">
      <style:table-column-properties style:column-width="3.307cm" style:rel-column-width="12799*"/>
    </style:style>
    <style:style style:name="Tabla2.C" style:family="table-column">
      <style:table-column-properties style:column-width="4.591cm" style:rel-column-width="17769*"/>
    </style:style>
    <style:style style:name="Tabla2.D" style:family="table-column">
      <style:table-column-properties style:column-width="4.838cm" style:rel-column-width="18727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style:font-name="Arial" fo:font-size="13pt" fo:font-weight="bold" fo:background-color="#ffff00" style:font-size-asian="13pt" style:font-weight-asian="bold" style:font-size-complex="13pt" style:font-weight-complex="bold"/>
    </style:style>
    <style:style style:name="P6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3e9a08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7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4265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437f7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4d492f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444940" style:letter-kerning="true" fo:background-color="transparent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rsid="00006a50" officeooo:paragraph-rsid="004701b6" style:letter-kerning="true" fo:background-color="transparent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3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officeooo:paragraph-rsid="001f449d" style:font-size-asian="10pt" style:font-name-complex="Arial4" style:font-size-complex="10pt" style:font-weight-complex="bold"/>
    </style:style>
    <style:style style:name="P14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1" fo:font-size="10pt" officeooo:paragraph-rsid="004701b6" style:font-size-asian="10pt" style:font-name-complex="Arial4" style:font-size-complex="10pt"/>
    </style:style>
    <style:style style:name="P15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style:font-name="Arial1" fo:font-size="10pt" officeooo:paragraph-rsid="001f449d" style:font-size-asian="10pt" style:font-size-complex="10pt"/>
    </style:style>
    <style:style style:name="P16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2a6099" loext:opacity="100%" style:font-name="Arial1" fo:font-size="10pt" fo:font-weight="bold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7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2a6099" loext:opacity="100%" style:font-name="Arial1" fo:font-size="10pt" fo:font-weight="bold" officeooo:rsid="005d1080" officeooo:paragraph-rsid="004908f9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8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fo:color="#2a6099" loext:opacity="100%" style:font-name="Arial1" fo:font-size="10pt" fo:font-weight="bold" officeooo:paragraph-rsid="001f449d" style:letter-kerning="true" fo:background-color="transparent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9" style:family="paragraph" style:parent-style-name="Text_20_body_20__28_user_29_">
      <style:paragraph-properties fo:margin-top="0cm" fo:margin-bottom="0.21cm" style:contextual-spacing="false" fo:text-align="justify" style:justify-single-word="false"/>
      <style:text-properties officeooo:paragraph-rsid="004cacbf"/>
    </style:style>
    <style:style style:name="P20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24a0da" officeooo:paragraph-rsid="004265d5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420980" officeooo:paragraph-rsid="004265d5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.21cm" style:contextual-spacing="false" fo:line-height="100%" fo:text-align="justify" style:justify-single-word="false"/>
      <style:text-properties fo:color="#000000" loext:opacity="100%" style:font-name="Arial1" fo:font-size="10pt" fo:language="es" fo:country="ES" fo:font-style="normal" style:text-underline-style="none" fo:font-weight="normal" officeooo:paragraph-rsid="004265d5" fo:background-color="transparent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1" fo:font-size="10pt" fo:language="es" fo:country="ES" officeooo:paragraph-rsid="004701b6" fo:background-color="transparent" style:font-size-asian="10pt" style:font-size-complex="10pt"/>
    </style:style>
    <style:style style:name="P25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officeooo:paragraph-rsid="004908f9"/>
    </style:style>
    <style:style style:name="P26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4f2470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24a0da" officeooo:paragraph-rsid="004908f9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Arial1" fo:font-size="10pt" fo:language="es" fo:country="ES" fo:font-style="normal" style:text-underline-style="none" fo:font-weight="bold" officeooo:rsid="0047881a" officeooo:paragraph-rsid="004908f9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100%" fo:text-align="justify" style:justify-single-word="false"/>
      <style:text-properties fo:color="#000000" loext:opacity="100%" style:font-name="Arial1" fo:font-size="10pt" fo:language="es" fo:country="ES" fo:font-style="normal" style:text-underline-style="none" fo:font-weight="normal" officeooo:paragraph-rsid="004908f9" fo:background-color="transparent" style:font-size-asian="10pt" style:font-weight-asian="normal" style:font-size-complex="10pt" style:font-weight-complex="normal"/>
    </style:style>
    <style:style style:name="P30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4908f9" fo:background-color="transparent" style:font-size-asian="10pt" style:font-weight-asian="normal" style:font-size-complex="10pt" style:font-weight-complex="normal"/>
    </style:style>
    <style:style style:name="P31" style:family="paragraph" style:parent-style-name="Table_20_Contents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1" fo:font-size="10pt" fo:language="es" fo:country="ES" fo:font-style="normal" style:text-underline-style="none" fo:font-weight="normal" officeooo:paragraph-rsid="004f2470" fo:background-color="transparent" style:font-size-asian="10pt" style:font-weight-asian="normal" style:font-size-complex="10pt" style:font-weight-complex="normal"/>
    </style:style>
    <style:style style:name="P32" style:family="paragraph" style:parent-style-name="Text_20_body_20__28_user_29_" style:master-page-name="Standard">
      <style:paragraph-properties fo:margin-top="0cm" fo:margin-bottom="0.21cm" style:contextual-spacing="false" fo:text-align="center" style:justify-single-word="false" style:page-number="auto"/>
      <style:text-properties style:font-name="Arial" fo:font-size="13pt" fo:font-style="italic" fo:font-weight="bold" officeooo:paragraph-rsid="003e9a08" style:font-size-asian="13pt" style:font-style-asian="italic" style:font-weight-asian="bold" style:font-size-complex="13pt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fo:font-weight="bold" officeooo:rsid="003d6560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2" style:family="text">
      <style:text-properties fo:color="#000000" loext:opacity="100%" fo:font-weight="bold" officeooo:rsid="003e9a08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3" style:family="text">
      <style:text-properties fo:color="#000000" loext:opacity="100%" fo:font-weight="bold" officeooo:rsid="004cacbf" style:letter-kerning="true" style:font-name-asian="SimSun" style:language-asian="zh" style:country-asian="CN" style:font-weight-asian="bold" style:font-name-complex="Arial4" style:language-complex="hi" style:country-complex="IN" style:font-weight-complex="bold"/>
    </style:style>
    <style:style style:name="T4" style:family="text">
      <style:text-properties fo:color="#000000" loext:opacity="100%" style:font-name="Arial1" fo:font-size="10pt" fo:font-weight="bold" officeooo:rsid="00436bd5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5" style:family="text">
      <style:text-properties fo:color="#000000" loext:opacity="100%" style:font-name="Arial1" fo:font-size="10pt" fo:font-weight="normal" officeooo:rsid="005d1080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T6" style:family="text">
      <style:text-properties fo:color="#000000" loext:opacity="100%" style:font-name="Arial1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7" style:family="text">
      <style:text-properties fo:color="#000000" loext:opacity="100%" style:font-name="Arial1" fo:font-size="10pt" officeooo:rsid="00436bd5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8" style:family="text">
      <style:text-properties fo:color="#000000" loext:opacity="100%" style:font-name="Arial1" fo:font-size="10pt" officeooo:rsid="005d1080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9" style:family="text">
      <style:text-properties fo:color="#000000" loext:opacity="100%" style:font-name="Arial1" fo:font-size="10pt" officeooo:rsid="004cacbf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0" style:family="text">
      <style:text-properties fo:color="#000000" loext:opacity="100%" style:font-name="Arial1" fo:font-size="10pt" officeooo:rsid="004908f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1" style:family="text">
      <style:text-properties fo:color="#000000" loext:opacity="100%" style:font-name="Arial1" fo:font-size="10pt" officeooo:rsid="00437f7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2" style:family="text">
      <style:text-properties fo:color="#000000" loext:opacity="100%" style:font-name="Arial1" fo:font-size="10pt" officeooo:rsid="005c14bb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3" style:family="text">
      <style:text-properties fo:color="#000000" loext:opacity="100%" style:font-name="Arial1" fo:font-size="10pt" officeooo:rsid="0056e03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8e9a8" fo:background-color="transparent" loext:char-shading-value="0"/>
    </style:style>
    <style:style style:name="T16" style:family="text">
      <style:text-properties officeooo:rsid="00420980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officeooo:rsid="0024a0da" style:font-weight-asian="bold" style:font-weight-complex="bold"/>
    </style:style>
    <style:style style:name="T19" style:family="text">
      <style:text-properties fo:font-weight="bold" style:letter-kerning="true" style:font-name-asian="SimSun" style:language-asian="zh" style:country-asian="CN" style:font-weight-asian="bold" style:language-complex="hi" style:country-complex="IN"/>
    </style:style>
    <style:style style:name="T20" style:family="text">
      <style:text-properties officeooo:rsid="003cb6dc" style:letter-kerning="true" style:font-name-asian="SimSun" style:language-asian="zh" style:country-asian="CN" style:font-name-complex="Lucida Sans1" style:language-complex="hi" style:country-complex="IN"/>
    </style:style>
    <style:style style:name="T21" style:family="text">
      <style:text-properties officeooo:rsid="003e9a08" style:letter-kerning="true" style:font-name-asian="SimSun" style:language-asian="zh" style:country-asian="CN" style:font-name-complex="Lucida Sans1" style:language-complex="hi" style:country-complex="IN"/>
    </style:style>
    <style:style style:name="T22" style:family="text">
      <style:text-properties style:letter-kerning="true" style:font-name-asian="SimSun" style:language-asian="zh" style:country-asian="CN" style:language-complex="hi" style:country-complex="IN"/>
    </style:style>
    <style:style style:name="T23" style:family="text">
      <style:text-properties officeooo:rsid="00437f7c" style:letter-kerning="true" style:font-name-asian="SimSun" style:language-asian="zh" style:country-asian="CN" style:language-complex="hi" style:country-complex="IN"/>
    </style:style>
    <style:style style:name="T24" style:family="text">
      <style:text-properties officeooo:rsid="00437f7c"/>
    </style:style>
    <style:style style:name="T25" style:family="text">
      <style:text-properties style:font-name="Arial2" fo:letter-spacing="-0.004cm" fo:language="es" fo:country="ES" fo:font-style="normal" style:text-underline-style="none" fo:font-weight="normal" officeooo:rsid="00040fc1" style:font-weight-asian="normal" style:font-name-complex="Arial1" style:font-weight-complex="normal"/>
    </style:style>
    <style:style style:name="T26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1" style:font-weight-complex="normal"/>
    </style:style>
    <style:style style:name="T27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1" style:font-weight-complex="bold"/>
    </style:style>
    <style:style style:name="T28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1" style:font-weight-complex="bold"/>
    </style:style>
    <style:style style:name="T29" style:family="text">
      <style:text-properties fo:language="es" fo:country="ES" fo:font-weight="bold" officeooo:rsid="00149f96" style:font-weight-asian="bold" style:font-weight-complex="bold"/>
    </style:style>
    <style:style style:name="T30" style:family="text">
      <style:text-properties officeooo:rsid="0048e9a8"/>
    </style:style>
    <style:style style:name="T31" style:family="text">
      <style:text-properties fo:color="#2a6099" loext:opacity="100%" style:font-name="Arial1" fo:font-size="10pt" fo:font-weight="bold" officeooo:rsid="005d1080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32" style:family="text">
      <style:text-properties fo:color="#2a6099" loext:opacity="100%" style:font-name="Arial1" fo:font-size="10pt" fo:font-weight="bold" officeooo:rsid="005c14bb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T33" style:family="text">
      <style:text-properties fo:color="#2a6099" loext:opacity="100%" fo:font-weight="bold" officeooo:rsid="00618f60" style:font-weight-asian="bold"/>
    </style:style>
    <style:style style:name="T34" style:family="text">
      <style:text-properties officeooo:rsid="0047881a"/>
    </style:style>
    <style:style style:name="T35" style:family="text">
      <style:text-properties officeooo:rsid="00618f60"/>
    </style:style>
    <style:style style:name="T36" style:family="text">
      <style:text-properties fo:font-variant="normal" fo:text-transform="none" fo:letter-spacing="normal" fo:font-style="normal" fo:font-weight="normal" officeooo:rsid="007cc20a" style:font-weight-asian="normal" style:font-name-complex="Lucida Sans1" style:font-weight-complex="normal"/>
    </style:style>
    <style:style style:name="T37" style:family="text">
      <style:text-properties officeooo:rsid="004d492f"/>
    </style:style>
    <style:style style:name="T38" style:family="text">
      <style:text-properties officeooo:rsid="004f2470"/>
    </style:style>
    <style:style style:name="T39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0">A</text:span><text:span text:style-name="T21">CUERDO PLENO APROBACIÓN DEFINITIVA</text:span></text:p>
      <text:p text:style-name="P5"/>
      <text:p text:style-name="P23">Número de expediente: $$V_NUMEXP$$ </text:p>
      <text:p text:style-name="P23">Nombre del expediente: $$V_TITULOEXP$$</text:p>
      <text:p text:style-name="P23">Fecha: $$DIA_SISTEMA$$ <text:span text:style-name="T24">de </text:span>$$MES_SISTEMA$$ <text:span text:style-name="T24">de </text:span>$$EJERCICIO_SISTEMA$$</text:p>
      <text:p text:style-name="P23"/>
      <text:p text:style-name="P6">Visto que el Pleno de la Corporación en sesión de <text:span text:style-name="T30">fecha</text:span> $$F_F_APA$$ adoptó el acuerdo de aprobación inicial de la <text:span text:style-name="T30">o</text:span>rdenanza <text:span text:style-name="T30">general</text:span> de <text:span text:style-name="T30">s</text:span>ubvenciones $$DEL_AYTO$$ $$TRATAMIENTO_AYTO$$ $$NOMBRE_AYTO$$. </text:p>
      <text:p text:style-name="P10">Visto que <text:span text:style-name="T36">el anuncio de exposición de </text:span>dicho <text:span text:style-name="T30">a</text:span>cuerdo fue publicado en el Boletín Oficial de la Provincia durante 30 días <text:span text:style-name="T24">hábiles</text:span>, durante los cuales <text:span text:style-name="T33">[en caso de que no se hayan presentado alegaciones]</text:span><text:span text:style-name="T35"> no se han presentado alegaciones. </text:span><text:span text:style-name="T33">[en caso de que se hayan presentado alegaciones]</text:span>se han presentado las siguientes alegaciones: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0"><text:span text:style-name="T38">N</text:span>úmero <text:span text:style-name="T16">o registro de entrada</text:span></text:p>
          </table:table-cell>
          <table:table-cell table:style-name="Tabla3.B1" office:value-type="string">
            <text:p text:style-name="P21">Fecha</text:p>
          </table:table-cell>
        </table:table-row>
        <table:table-row table:style-name="TableLine1895543983456">
          <table:table-cell table:style-name="Tabla3.A2" office:value-type="string">
            <text:p text:style-name="P26"><text:text-input text:description="JOOScript">${(datos.att0)!}</text:text-input><text:span text:style-name="T18"><text:script script:language="JOOScript">&lt;jooscript&gt;
&lt;insert-around element="table:table-row"&gt;
[#if DATOS_ALEGACIONES??]
[#assign DATOS_ALEGACIONES_AUXILIAR=DATOS_ALEGACIONES]
[/#if]
[#if TAB_DATOS_ALEGACIONES??]
[#assign DATOS_ALEGACIONES_AUXILIAR=TAB_DATOS_ALEGACIONES]
[/#if]
[#if DATOS_ALEGACIONES_AUXILIAR?? &amp;amp;&amp;amp; DATOS_ALEGACIONES_AUXILIAR?is_enumerable]
[#list DATOS_ALEGACIONES_AUXILIAR as datos]
&lt;content/&gt;
[/#list]
[/#if]
&lt;/insert-around&gt;
&lt;/jooscript&gt;
</text:script></text:span></text:p>
          </table:table-cell>
          <table:table-cell table:style-name="Tabla3.B2" office:value-type="string">
            <text:p text:style-name="P22"><text:text-input text:description="JOOScript">${(datos.att1)!}</text:text-input></text:p>
          </table:table-cell>
        </table:table-row>
      </table:table>
      <text:p text:style-name="P7"/>
      <text:p text:style-name="P7">Visto el informe de<text:span text:style-name="T14"> Secretaría de </text:span><text:span text:style-name="T15">fecha</text:span><text:span text:style-name="T14"> $$F_F_IRR$$. </text:span></text:p>
      <text:p text:style-name="P19"><text:span text:style-name="T9">E</text:span><text:span text:style-name="T6">n virtud de las atribuciones conferidas </text:span><text:span text:style-name="T10">al Pleno $$DEL_AYTO$$ $$AYUNTAMIENTO$$</text:span><text:span text:style-name="T6"> por el artículo 49 de la Ley 7/1985, de 2 de abril, </text:span><text:span text:style-name="T11">R</text:span><text:span text:style-name="T6">eguladora de las Bases del Régimen Local,</text:span><text:span text:style-name="T32">[en caso de que la Entidad Local cuente con Comisión Informativa]</text:span><text:span text:style-name="T12">y d</text:span><text:span text:style-name="T6">e acuerdo con el </text:span><text:span text:style-name="T13">d</text:span><text:span text:style-name="T6">ictamen favorable de la Comisión Informativa,</text:span></text:p>
      <text:p text:style-name="P8"/>
      <text:p text:style-name="P15"><text:span text:style-name="T1">A</text:span><text:span text:style-name="T2">CUERD</text:span><text:span text:style-name="T3">O</text:span></text:p>
      <text:p text:style-name="P8"/>
      <text:p text:style-name="P25"><text:span text:style-name="T31">[En caso de que no hayan presentado alegaciones]</text:span><text:span text:style-name="T4">PRIMERO.- </text:span><text:span text:style-name="T5">Transcurrido el plazo, no se han presentado alegaciones.</text:span></text:p>
      <text:p text:style-name="P25"><text:span text:style-name="T31">[En caso de que hayan presentado alegaciones]</text:span><text:span text:style-name="T4">PRIMERO</text:span><text:span text:style-name="T7">.- Las alegaciones presentadas </text:span><text:span text:style-name="T8">son las siguientes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7"><text:span text:style-name="T38">N</text:span>úmero <text:span text:style-name="T34">registro de entrada</text:span></text:p>
          </table:table-cell>
          <table:table-cell table:style-name="Tabla2.A1" office:value-type="string">
            <text:p text:style-name="P28">Fecha</text:p>
          </table:table-cell>
          <table:table-cell table:style-name="Tabla2.A1" office:value-type="string">
            <text:p text:style-name="P28">Alegación</text:p>
          </table:table-cell>
          <table:table-cell table:style-name="Tabla2.D1" office:value-type="string">
            <text:p text:style-name="P28">Motivación de la estimación/desestimación</text:p>
          </table:table-cell>
        </table:table-row>
        <table:table-row table:style-name="TableLine1895543977744">
          <table:table-cell table:style-name="Tabla2.A2" office:value-type="string">
            <text:p text:style-name="P31"><text:text-input text:description="JOOScript">${(datos.att0)!}</text:text-input><text:span text:style-name="T18"><text:script script:language="JOOScript">&lt;jooscript&gt;
&lt;insert-around element="table:table-row"&gt;
[#if MOTIVACION_ALEGACIONES??]
[#assign MOTIVACION_ALEGACIONES_AUXILIAR=MOTIVACION_ALEGACIONES]
[/#if]
[#if TAB_MOTIVACION_ALEGACIONES??]
[#assign MOTIVACION_ALEGACIONES_AUXILIAR=TAB_MOTIVACION_ALEGACIONES]
[/#if]
[#if MOTIVACION_ALEGACIONES_AUXILIAR?? &amp;amp;&amp;amp; MOTIVACION_ALEGACIONES_AUXILIAR?is_enumerable]
[#list MOTIVACION_ALEGACIONES_AUXILIAR as datos]
&lt;content/&gt;
[/#list]
[/#if]
&lt;/insert-around&gt;
&lt;/jooscript&gt;
</text:script></text:span></text:p>
          </table:table-cell>
          <table:table-cell table:style-name="Tabla2.B2" office:value-type="string">
            <text:p text:style-name="P29"><text:text-input text:description="JOOScript">${(datos.att1)!}</text:text-input></text:p>
          </table:table-cell>
          <table:table-cell table:style-name="Tabla2.C2" office:value-type="string">
            <text:p text:style-name="P30"><text:text-input text:description="JOOScript">${(datos.att2)!}</text:text-input></text:p>
          </table:table-cell>
          <table:table-cell table:style-name="Tabla2.D2" office:value-type="string">
            <text:p text:style-name="P29"><text:text-input text:description="JOOScript">${(datos.att3)!}</text:text-input></text:p>
          </table:table-cell>
        </table:table-row>
      </table:table>
      <text:p text:style-name="P17"/>
      <text:p text:style-name="P16">[En el caso de que alguna alegación presentada se estime, afectando al texto de la Ordenanza, se procederá a indicar la modificación propuesta con respecto al texto inicialmente aprobado]</text:p>
      <text:p text:style-name="P8"><text:span text:style-name="T17">SEGUNDO</text:span>.- La aprobación definitiva de la <text:span text:style-name="T30">o</text:span>rdenanza <text:span text:style-name="T30">general reguladora de las</text:span> de <text:span text:style-name="T30">s</text:span>ubvenciones.</text:p>
      <text:p text:style-name="P18">[Transcribir texto de la Ordenanza ya modificado, <text:span text:style-name="T37">en su caso</text:span>]</text:p>
      <text:p text:style-name="P8"><text:span text:style-name="T17">TERCERO</text:span>.- Publicar el acuerdo definitivo y el texto íntegro de la <text:span text:style-name="T30">o</text:span>rdenanza aprobada en el Boletín Oficial de la <text:span text:style-name="T30">P</text:span>rovincia.</text:p>
      <text:p text:style-name="P9"><text:soft-page-break/><text:span text:style-name="T17">CUARTO</text:span>.- Que el acuerdo y el texto íntegro de la <text:span text:style-name="T30">o</text:span>rdenanza, definitivamente aprobada, se comunique a la Administración del Estado y de la Comunidad Autónoma en cumplimiento de lo dispuesto en el artículo 65 y 70.2 de la Ley 7/1985, de 2 de abril.</text:p>
      <text:p text:style-name="P9"><text:span text:style-name="T17">QUINTO</text:span>.- La <text:span text:style-name="T30">o</text:span>rdenanza <text:span text:style-name="T30">general</text:span> de <text:span text:style-name="T30">s</text:span>ubvenciones entrará en vigor transcurridos 15 días <text:span text:style-name="T24">hábiles </text:span>desde la recepción del acuerdo remitido conforme al punto Cuarto del presente acuerdo, en cumplimiento del artículo 70.2 de la Ley 7/1985, de 2 de abril. </text:p>
      <text:p text:style-name="P13"><text:span text:style-name="T19">SEXTO</text:span><text:span text:style-name="T22">.- Notificar el presente acuerdo a los/</text:span><text:span text:style-name="T23">as</text:span><text:span text:style-name="T22"> interesados/</text:span><text:span text:style-name="T23">as</text:span><text:span text:style-name="T22">, a los efectos oportunos y con indicación de los recursos que procedan.</text:span></text:p>
      <text:p text:style-name="P11">$$PIE_CON_ADMVO_REC_CONV$$</text:p>
      <text:p text:style-name="P24"/>
      <text:p text:style-name="P14"><text:span text:style-name="Fuente_20_de_20_párrafo_20_predeter."><text:span text:style-name="T28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27"><text:text-input text:description="JOOScript">${(FIRMANTES_FDO_AUXILIAR)!}</text:text-input></text:span></text:span><text:span text:style-name="T29"><text:s/></text:span><text:span text:style-name="Fuente_20_de_20_párrafo_20_predeter."><text:span text:style-name="T26"><text:text-input text:description="JOOScript">${(FIRMANTES_AUXILIAR)!}</text:text-input></text:span></text:span><text:span text:style-name="Fuente_20_de_20_párrafo_20_predeter."><text:span text:style-name="T26"><text:s/></text:span></text:span></text:p>
      <text:p text:style-name="P12"><text:span text:style-name="Fuente_20_de_20_párrafo_20_predeter."><text:span text:style-name="T25"><text:text-input text:description="JOOScript">${(FIRMANTE_DELEGACION_AUXILIAR)!}</text:text-input></text:span></text:span><text:span text:style-name="Fuente_20_de_20_párrafo_20_predeter."><text:span text:style-name="T25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1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9</meta:editing-cycles>
    <meta:creation-date>2019-09-12T08:50:52.807000000</meta:creation-date>
    <meta:editing-duration>P1DT9H48M20S</meta:editing-duration>
    <meta:generator>LibreOffice/7.0.2.2$Windows_X86_64 LibreOffice_project/8349ace3c3162073abd90d81fd06dcfb6b36b994</meta:generator>
    <dc:date>2021-03-17T09:59:44.731000000</dc:date>
    <meta:document-statistic meta:table-count="2" meta:image-count="0" meta:object-count="0" meta:page-count="2" meta:paragraph-count="39" meta:word-count="410" meta:character-count="2826" meta:non-whitespace-character-count="2467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